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http://en.wikipedia.org/wiki/Servomechanism</text:p>
      <text:p text:style-name="Standard">Servos part 1</text:p>
      <text:p text:style-name="Standard"/>
      <text:p text:style-name="Standard"><text:tab/>So you've got a servo, do you? And you want to drive it with your Arduino, do you? Well. You came to the right place. In this chapter we're going to take you through the basics of servo operation, and show you just how easy it can be to drive a servo using the plumbing library.</text:p>
      <text:p text:style-name="Standard"/>
      <text:p text:style-name="Standard">Goals</text:p>
      <text:p text:style-name="Standard"><text:tab/>1 To understand what a servo needs in order to properly operate.</text:p>
      <text:p text:style-name="Standard"><text:tab/>2 To become familiar with the exciting new tagged message syntax.</text:p>
      <text:p text:style-name="Standard"><text:tab/>3 To set a servo's position with just 10 lines of code.</text:p>
      <text:p text:style-name="Standard"/>
      <text:p text:style-name="Standard">The Circuit</text:p>
      <text:p text:style-name="Standard"><text:tab/>One of the fun thing about this circuit is that we don't actually need the bread-board. We can plug our servo right into the Arduino pins, and run it straight into off the board.</text:p>
      <text:p text:style-name="Standard"><text:tab/>So, all you will need:</text:p>
      <text:p text:style-name="Standard"><text:tab/>1 Your Arduino</text:p>
      <text:p text:style-name="Standard"><text:tab/>2 Your Servo</text:p>
      <text:p text:style-name="Standard"/>
      <text:p text:style-name="Standard"><text:tab/>You servo might not look like the one in the diagram above, and perhaps your ground, power and control wires aren't in the same order. That's perfectly fine. What's crucial though, is making sure your ground wire is the one plugged into the ground pin, your power is plugged into the 5v pin, and that your control is plugged into one of the correct PWM pins. If this is not done correctly, bad things could very well happen to both your board and your servo.</text:p>
      <text:p text:style-name="Standard"><text:tab/>Measure twice, run your servo.. more than once, actually, is the goal...</text:p>
      <text:p text:style-name="Standard"/>
      <text:p text:style-name="Standard"><text:tab/>As discussed in previous chapter(s), PWM pins are connected to Counters in the Arduino's processor. Some of these counters are 8 bit (and can thus only count up to 255), and – on the Arduino – only one of these counters has a 16 bits to play with (meaning it can count well past 60,000). We don't need quite that many numbers to drive servo operations, but we do need more than the 255 offered by most of the PWM pins.</text:p>
      <text:p text:style-name="Standard"/>
      <text:p text:style-name="Standard">[[SIDE BAR]]</text:p>
      <text:p text:style-name="Standard">On the Arduino, and any other board using an ATmega328p processor, the only two pins that are connected to a 16 bit timer are:</text:p>
      <text:p text:style-name="Standard">9, and 10.</text:p>
      <text:p text:style-name="Standard">On the ArduinoMega, the SeeeduinoMega, the ArduPilotMega and boards equipped with the Atmega1280, the range of 16 bit pins is quite a bit wider, you can select from:</text:p>
      <text:p text:style-name="Standard">2, 3, (not 4), 5, 6, 7, 8, 11, 12, 13, 44, 45 or 46.</text:p>
      <text:p text:style-name="Standard"/>
      <text:p text:style-name="Standard"/>
      <text:p text:style-name="Standard">The Code</text:p>
      <text:p text:style-name="Standard"><text:tab/>Trial by fire. The gist of how we work with servos is similar to the way we communicate with the PWM process – which follows well, seeing as servo operations are simply a specific form of PWM operation. But there are going to be a number of differences that will be immediately apparent – but don't worry! [[[It's cool, guys! I got this!]]]</text:p>
      <text:p text:style-name="Standard"/>
      <text:p text:style-name="Standard"><text:s text:c="2"/>1 #INCLUDE "plumbing.module" </text:p>
      <text:p text:style-name="Standard"><text:s text:c="2"/>2 </text:p>
      <text:p text:style-name="Standard"><text:soft-page-break/><text:s text:c="2"/>3 PROC main () </text:p>
      <text:p text:style-name="Standard"><text:s text:c="2"/>4 <text:s text:c="2"/>CHAN SERVO s: </text:p>
      <text:p text:style-name="Standard"><text:s text:c="2"/>5 <text:s text:c="2"/>PAR </text:p>
      <text:p text:style-name="Standard"><text:s text:c="2"/>6 <text:s text:c="4"/>servo (9, s?) </text:p>
      <text:p text:style-name="Standard"><text:s text:c="2"/>7 <text:s text:c="4"/>SEQ </text:p>
      <text:p text:style-name="Standard"><text:s text:c="2"/>8 <text:s text:c="6"/>s ! pos ; 20 </text:p>
      <text:p text:style-name="Standard"><text:s text:c="2"/>9 <text:s text:c="6"/>s ! start </text:p>
      <text:p text:style-name="Standard"><text:s/>10 :</text:p>
      <text:p text:style-name="Standard"/>
      <text:p text:style-name="Standard"><text:tab/>The first line that should look a little new is line 4, in which we declare a CHANnel of type SERO. A channel of type servo? We've used plenty of CHANnels so far -- channels for communicating SIGNALs, channels for BYTEs and LEVELs. The general concept behind what drives a CHANnel of type SERVO is no different than these, but to fully appreciate the potency of how this channel will operate we're going to have to look a bit deeper into the operations of channels.</text:p>
      <text:p text:style-name="Standard"/>
      <text:p text:style-name="Standard"><text:tab/>When we say something is 'talking down a channel,' it's a rather literal metaphor being invoked. Channels -- of any type -- are used to send messages. That's one of the things Occam-pi is all about, sending messages from one process to another. Sometimes, all you want to say with a message is that a message has been sent. Something has happened that's worth telling the world about, and so you send a SIGNAL. Usually the import of these SIGNAL messages is based entirely on context because the SIGNAL CHANnel can't communicate any additional information. When we were exploring how to make an LED toggle on or off whenever a button was pressed, we passed a SIGNAL channel into the button.press(..) process and that same channel into the pin.toggle(..) process. Whenever the button was pressed, button.press (..) would say 'Hey (!)' over the channel, and pin.toggle (..) would respond with “Huh (?). Let me toggle this pin.”</text:p>
      <text:p text:style-name="Standard"><text:tab/>When we unwrapped the pin.toggle(..) process, we saw that, buried under the hood, there was another channel being used -- one that had to communicate a tangible value in its message. The LEVEL channel we passed into toggle (..) and pin.level (..) actually carried with it either a HIGH or LOW value (being the two possible LEVELs a pin can be set to). Similarly, during our PWM explorations, we were using a BYTE channel to tell the pwm(..) process how bright we wanted our LED to be.</text:p>
      <text:p text:style-name="Standard"><text:tab/>It's a little bit of a technical definition, but it's worth noting that those channels we used with PWM didn't actually carry BYTEs. In Occam-pi, a BYTE is what's called a Data Type. Anything we store data in is a data type. LEVELs, as they can store either HIGH or LOW as a value, are a Data Type. What CHANnels actually communicate are PROTOCOLs. For every data type defined in Occam-pi or defined by the users (it might be worth noting that LEVEL isn't an Occam-pi data type. It's defined in the Plumbing library!) there is a corresponding protocol defined. As you can imagine, this greatly simplifies the communication of information as we almost never want to care about the distinction between a BYTE value and a BYTE protocol. We just want to say 'Here's a BYTE. Tell whoever's listening on the other end of the channel the value of the BYTE.'</text:p>
      <text:p text:style-name="Standard"><text:tab/>The distinction between what is a data type and what is a protocol becomes important when we realize we can define protocols – to communicate information – that have no corresponding data type. SIGNALS are the simplest form of a value-less protocol, and they're prefect the way they are. There's no reason to store the value of a SIGNAL anywhere because SIGNALS don't store they information, they simply communicate it.</text:p>
      <text:p text:style-name="Standard"/>
      <text:p text:style-name="Standard">[[[SIDE BAR? Data Types – store data. Protocols – communicate data.]]]</text:p>
      <text:p text:style-name="Standard"/>
      <text:p text:style-name="Standard"><text:tab/>A SERVO, similarly to a SIGNAL, is a PROTOCOL that has no corresponding data type. It's actually what's called a Tagged Protocol (more on that in a moment), and was defined in the Plumbing <text:soft-page-break/>library for the express purpose of simplifying the use of servos. The reason servo operations have been set up this way is because there's surprising not that much we need to be aware of when running servos. There are a number of different configurations we can set up – and sometimes need to in order to <text:s/>assure safe operations – but <text:s/>once we've told the servo how it's supposed to work, we'd like it to just keep working. And so it does.</text:p>
      <text:p text:style-name="Standard"/>
      <text:p text:style-name="Standard"><text:tab/>Because we need a process to be listening when we talk down our SERVO channel, and because we're a group of very creative individuals, the only place we've built for such a channel to go is the servo (..) process. SERVOs go in servo. It's hopefully one of those things where the similarity makes it easy to remember, rather than just silly.</text:p>
      <text:p text:style-name="Standard"/>
      <text:p text:style-name="Standard"/>
      <text:p text:style-name="Standard"><text:s text:c="2"/>4 <text:s text:c="2"/>CHAN SERVO s: </text:p>
      <text:p text:style-name="Standard"><text:s text:c="2"/>. . .</text:p>
      <text:p text:style-name="Standard"><text:s text:c="2"/>6 <text:s text:c="4"/>servo (9, s?)</text:p>
      <text:p text:style-name="Standard"/>
      <text:p text:style-name="Standard"><text:tab/>At this point, this format should look very similar. The operation is being performed on pin 9 (/Remember/: Not every PWM pin is capable of driving servos! Only 16bit PWM has the accuracy we need), and we're passing the listening end of the SERVO channel s into the process. Now for the fun stuff.</text:p>
      <text:p text:style-name="Standard"/>
      <text:p text:style-name="Standard"><text:tab/>We've already throw the name 'tagged protocol' into the mix as a definition of what a SERVO channel is. Now, as for tagged protocols. These can be thought of as a composite channels. A variety of functionality rolled into one simple package. In the case of SERVO, there are essentially eight separate channels that are rolled up into oen. If we wanted to, we could have you re-write the servo process such that instead of taking one SERVO channel, it to take two SIGNAL channels, six INT channels, and I'm guessing you would put this book down if we told you to do that, so we won't.</text:p>
      <text:p text:style-name="Standard"><text:tab/>To differentiate between the separate functionalities that tagged protocols provide, you simply need to tag the message as you send it. In this chapter, we're only going to take a look at two of the simplest – but, as is often the case, two of the most important – tags the SERVOs channel provides.</text:p>
      <text:p text:style-name="Standard"/>
      <text:p text:style-name="Standard"><text:s text:c="2"/>8 <text:s text:c="6"/>s ! pos ; 20</text:p>
      <text:p text:style-name="Standard"><text:s text:c="2"/>9 <text:s text:c="6"/>s ! start</text:p>
      <text:p text:style-name="Standard"/>
      <text:p text:style-name="Standard"><text:tab/>As you can see, in both cases we're telling the channel s</text:p>
      <text:p text:style-name="Standard"><text:tab/><text:tab/>*s* ! …</text:p>
      <text:p text:style-name="Standard"><text:tab/>to send</text:p>
      <text:p text:style-name="Standard"><text:tab/><text:tab/>s *!* …</text:p>
      <text:p text:style-name="Standard"><text:tab/>something.</text:p>
      <text:p text:style-name="Standard"><text:tab/><text:tab/>s ! *…*</text:p>
      <text:p text:style-name="Standard"/>
      <text:p text:style-name="Standard"><text:tab/>That something depends on two things, what it's named, and what (if anything comes after it). In the case of the tag 'start', all we have to send is the name; start. Because there's nothing trailing that word, we can tell that start is in no real way differentiable from a SIGNAL. All that happens when we shout start down the SERVO channel, is the SERVO channel knows that start has been sent. In this particular case, it starts the control signal being sent to the servo. (Didn't I tell you we're creative people?)</text:p>
      <text:p text:style-name="Standard"><text:tab/>The second tagged message is only slightly more interesting than the start signal. So we're clear, 'pos' is short for 'position' in this context. In our servo code, position approximates degrees. So by <text:soft-page-break/>sending down our SERVO channel, pos ; 20, we're sending the integer 20 down the INT channel pos, with the intention of setting our servo head to 20 degrees.</text:p>
      <text:p text:style-name="Standard"/>
      <text:p text:style-name="Standard"><text:tab/>And that's about it! Be sure not to set pos to anything less than 0 or more than 180 (until you read the next chapter, that is), as that might do bad things to your serv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rew Pirrone-Brusse</meta:initial-creator>
    <meta:creation-date>2010-08-11T10:41:57</meta:creation-date>
    <dc:date>2010-08-17T13:44:22</dc:date>
    <dc:creator>Drew Pirrone-Brusse</dc:creator>
    <meta:editing-duration>PT07H30M30S</meta:editing-duration>
    <meta:editing-cycles>4</meta:editing-cycles>
    <meta:generator>OpenOffice.org/3.2$Unix OpenOffice.org_project/320m12$Build-9483</meta:generator>
    <meta:document-statistic meta:table-count="0" meta:image-count="0" meta:object-count="0" meta:page-count="4" meta:paragraph-count="57" meta:word-count="1684" meta:character-count="9211"/>
  </office:meta>
</office:document-meta>
</file>